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178a" officeooo:paragraph-rsid="000e178a"/>
    </style:style>
    <style:style style:name="P2" style:family="paragraph" style:parent-style-name="Standard">
      <style:text-properties style:font-name="Liberation Serif" fo:font-size="12pt"/>
    </style:style>
    <style:style style:name="P3" style:family="paragraph" style:parent-style-name="Standard">
      <style:text-properties style:text-position="0% 100%" officeooo:rsid="000f0874" officeooo:paragraph-rsid="000f0874"/>
    </style:style>
    <style:style style:name="P4" style:family="paragraph" style:parent-style-name="Standard">
      <style:text-properties style:text-position="0% 100%" officeooo:rsid="001582db" officeooo:paragraph-rsid="001582db"/>
    </style:style>
    <style:style style:name="P5" style:family="paragraph" style:parent-style-name="Title">
      <style:text-properties officeooo:rsid="001582db" officeooo:paragraph-rsid="001582db"/>
    </style:style>
    <style:style style:name="T1" style:family="text">
      <style:text-properties officeooo:rsid="001587d6"/>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edicting Weight from 2D images – <text:span text:style-name="T1">Combining prior knowledge with Deep Neural Nets</text:span></text:p>
      <text:p text:style-name="P1"/>
      <text:p text:style-name="P4">Using a supervised learning classifier to predict a person or animal’s weight will encounter the problem of scale variance. Consider two proportionally identical animals or varied heights and two identical animals at varied distances, the classifier would not have any reference point to scale the animal’s size. </text:p>
      <text:p text:style-name="P4"/>
      <text:p text:style-name="P4">Clearly, the introduction of an additional reference, such as the object’s height could be used to solve this issue. This could easily be determined if the object’s distance from the sensor, and relative size in the frame was known.</text:p>
      <text:p text:style-name="P4">This reference could than be appended to the input vector of the classifier. Unfortunately, most existing models, such as CNNs do not accommodate this additional reference.</text:p>
      <text:p text:style-name="P4"/>
      <text:p text:style-name="P4"/>
      <text:p text:style-name="P4">Scale variance in 2D images</text:p>
      <text:p text:style-name="Heading_20_1">References:</text:p>
      <text:p text:style-name="P3"/>
      <text:section text:style-name="Sect1" text:name="ADDIN Mendeley Bibliography CSL_BIBLIOGRAPHY  RND4QFjaeRzfo">
        <text:p text:style-name="P2"/>
      </text:section>
      <text:p text:style-name="P1">⁠</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class="chapter"/>
    <style:style style:name="Heading_20_1" style:display-name="Heading 1"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1:57:22.559551024</meta:creation-date>
    <dc:date>2017-10-30T16:00:40.253327420</dc:date>
    <meta:editing-duration>PT3H39M6S</meta:editing-duration>
    <meta:editing-cycles>8</meta:editing-cycles>
    <meta:generator>LibreOffice/5.1.6.2$Linux_X86_64 LibreOffice_project/10m0$Build-2</meta:generator>
    <meta:document-statistic meta:table-count="0" meta:image-count="0" meta:object-count="0" meta:page-count="1" meta:paragraph-count="7" meta:word-count="131" meta:character-count="838" meta:non-whitespace-character-count="712"/>
    <meta:user-defined meta:name="Mendeley Citation Style_1">http://www.zotero.org/styles/apa</meta:user-defined>
    <meta:user-defined meta:name="Mendeley Document_1">True</meta:user-defined>
    <meta:user-defined meta:name="Mendeley Unique User Id_1">bb25f2dd-837f-3d5a-963b-2f0d446749d8</meta:user-defined>
  </office:meta>
</office:document-meta>
</file>